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norm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isk_1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sk_2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sk_3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iming_yield_reduc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iming_risk_1_reduc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iming_risk_2_reduc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iming_risk_3_reductio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pm_risk_1_reduc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pm_risk_2_reduc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pm_risk_3_reduc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0:54:53.592000000</meta:creation-date>
    <dc:date>2022-11-18T12:19:00.136000000</dc:date>
    <meta:editing-duration>PT1H2M55S</meta:editing-duration>
    <meta:editing-cycles>1</meta:editing-cycles>
    <meta:document-statistic meta:table-count="1" meta:cell-count="31" meta:object-count="0"/>
    <meta:generator>LibreOffice/7.2.1.2$Windows_X86_64 LibreOffice_project/87b77fad49947c1441b67c559c339af8f3517e22</meta:generator>
  </office:meta>
</office:document-meta>
</file>